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a7" officeooo:paragraph-rsid="000626a7"/>
    </style:style>
    <style:style style:name="P2" style:family="paragraph" style:parent-style-name="Standard">
      <style:text-properties officeooo:rsid="000831c2" officeooo:paragraph-rsid="000831c2"/>
    </style:style>
    <style:style style:name="P3" style:family="paragraph" style:parent-style-name="Standard">
      <style:text-properties officeooo:rsid="000b9fa6" officeooo:paragraph-rsid="000b9fa6"/>
    </style:style>
    <style:style style:name="P4" style:family="paragraph" style:parent-style-name="Standard">
      <style:text-properties fo:font-weight="bold" officeooo:rsid="000b9fa6" officeooo:paragraph-rsid="000b9fa6" style:font-weight-asian="bold" style:font-weight-complex="bold"/>
    </style:style>
    <style:style style:name="P5" style:family="paragraph" style:parent-style-name="Standard">
      <style:text-properties fo:font-weight="bold" officeooo:rsid="000c2e1c" officeooo:paragraph-rsid="000c2e1c" style:font-weight-asian="bold" style:font-weight-complex="bold"/>
    </style:style>
    <style:style style:name="P6" style:family="paragraph" style:parent-style-name="Standard">
      <style:text-properties fo:font-weight="normal" officeooo:rsid="000d2000" officeooo:paragraph-rsid="000d2000" style:font-weight-asian="normal" style:font-weight-complex="normal"/>
    </style:style>
    <style:style style:name="P7" style:family="paragraph" style:parent-style-name="Standard">
      <style:text-properties fo:font-weight="normal" officeooo:rsid="000b9fa6" officeooo:paragraph-rsid="000b9fa6" style:font-weight-asian="normal" style:font-weight-complex="normal"/>
    </style:style>
    <style:style style:name="P8" style:family="paragraph" style:parent-style-name="Standard">
      <style:text-properties fo:font-weight="normal" officeooo:rsid="000f4e4b" officeooo:paragraph-rsid="000f4e4b" style:font-weight-asian="normal" style:font-weight-complex="normal"/>
    </style:style>
    <style:style style:name="P9" style:family="paragraph" style:parent-style-name="Standard">
      <style:text-properties fo:font-weight="normal" officeooo:rsid="00108bf0" officeooo:paragraph-rsid="00108bf0" style:font-weight-asian="normal" style:font-weight-complex="normal"/>
    </style:style>
    <style:style style:name="P10" style:family="paragraph" style:parent-style-name="Standard">
      <style:text-properties fo:font-weight="bold" officeooo:rsid="0010d21a" officeooo:paragraph-rsid="0010d21a" style:font-weight-asian="bold" style:font-weight-complex="bold"/>
    </style:style>
    <style:style style:name="P11" style:family="paragraph" style:parent-style-name="Standard">
      <style:text-properties fo:font-weight="bold" officeooo:rsid="0010e9b3" officeooo:paragraph-rsid="0010e9b3" style:font-weight-asian="bold" style:font-weight-complex="bold"/>
    </style:style>
    <style:style style:name="P12" style:family="paragraph" style:parent-style-name="Standard">
      <style:text-properties fo:font-weight="bold" officeooo:rsid="0019e324" officeooo:paragraph-rsid="0019e324" style:font-weight-asian="bold" style:font-weight-complex="bold"/>
    </style:style>
    <style:style style:name="P13" style:family="paragraph" style:parent-style-name="Standard">
      <style:text-properties fo:font-weight="bold" officeooo:rsid="001b3a5c" officeooo:paragraph-rsid="001b3a5c" style:font-weight-asian="bold" style:font-weight-complex="bold"/>
    </style:style>
    <style:style style:name="P14" style:family="paragraph" style:parent-style-name="Standard">
      <style:text-properties fo:font-weight="bold" officeooo:rsid="001bd9dd" officeooo:paragraph-rsid="001bd9dd" style:font-weight-asian="bold" style:font-weight-complex="bold"/>
    </style:style>
    <style:style style:name="P15" style:family="paragraph" style:parent-style-name="Standard">
      <style:text-properties fo:font-weight="bold" officeooo:rsid="001c4085" officeooo:paragraph-rsid="001c4085" style:font-weight-asian="bold" style:font-weight-complex="bold"/>
    </style:style>
    <style:style style:name="P16" style:family="paragraph" style:parent-style-name="Standard">
      <style:text-properties fo:font-weight="bold" officeooo:rsid="001d48b9" officeooo:paragraph-rsid="001d48b9" style:font-weight-asian="bold" style:font-weight-complex="bold"/>
    </style:style>
    <style:style style:name="P17" style:family="paragraph" style:parent-style-name="Standard">
      <style:text-properties fo:font-weight="bold" officeooo:rsid="001d571d" officeooo:paragraph-rsid="001d571d" style:font-weight-asian="bold" style:font-weight-complex="bold"/>
    </style:style>
    <style:style style:name="P18" style:family="paragraph" style:parent-style-name="Standard">
      <style:text-properties officeooo:paragraph-rsid="001105b7"/>
    </style:style>
    <style:style style:name="P19" style:family="paragraph" style:parent-style-name="Standard">
      <style:text-properties officeooo:rsid="0015a75b" officeooo:paragraph-rsid="0015a75b"/>
    </style:style>
    <style:style style:name="P20" style:family="paragraph" style:parent-style-name="Standard">
      <style:text-properties officeooo:rsid="0017ab02" officeooo:paragraph-rsid="0017ab02"/>
    </style:style>
    <style:style style:name="P21" style:family="paragraph" style:parent-style-name="Standard">
      <style:text-properties officeooo:rsid="0017c068" officeooo:paragraph-rsid="0017c068"/>
    </style:style>
    <style:style style:name="P22" style:family="paragraph" style:parent-style-name="Standard">
      <style:text-properties fo:font-style="italic" style:text-underline-style="none" fo:font-weight="bold" officeooo:rsid="001bd9dd" officeooo:paragraph-rsid="001bd9dd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ize="24pt" fo:font-weight="bold" officeooo:rsid="0005d623" officeooo:paragraph-rsid="0005d623" style:font-size-asian="24pt" style:font-weight-asian="bold" style:font-size-complex="24pt" style:font-weight-complex="bold"/>
    </style:style>
    <style:style style:name="P24" style:family="paragraph" style:parent-style-name="Standard"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25" style:family="paragraph" style:parent-style-name="Standard">
      <style:text-properties fo:font-size="12pt" fo:font-weight="bold" officeooo:rsid="001e455c" officeooo:paragraph-rsid="001e455c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normal" officeooo:rsid="001e455c" officeooo:paragraph-rsid="001e455c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15ed1" officeooo:paragraph-rsid="00215ed1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39043" officeooo:paragraph-rsid="00239043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62bfb" officeooo:paragraph-rsid="00262bf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7e9ee" officeooo:paragraph-rsid="0027e9ee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officeooo:paragraph-rsid="001e455c"/>
    </style:style>
    <style:style style:name="P32" style:family="paragraph" style:parent-style-name="Standard">
      <style:paragraph-properties fo:break-before="page"/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33" style:family="paragraph" style:parent-style-name="Standard">
      <style:paragraph-properties fo:break-before="page"/>
      <style:text-properties fo:font-size="12pt" fo:font-weight="normal" officeooo:rsid="0027e9ee" officeooo:paragraph-rsid="0027e9ee" style:font-size-asian="10.5pt" style:font-weight-asian="normal" style:font-size-complex="12pt" style:font-weight-complex="normal"/>
    </style:style>
    <style:style style:name="T1" style:family="text">
      <style:text-properties officeooo:rsid="000733ce"/>
    </style:style>
    <style:style style:name="T2" style:family="text">
      <style:text-properties officeooo:rsid="000a2c23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55c" style:font-size-asian="10.5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e97b" style:font-weight-asian="normal" style:font-weight-complex="normal"/>
    </style:style>
    <style:style style:name="T8" style:family="text">
      <style:text-properties fo:font-weight="normal" officeooo:rsid="0014d2d9" style:font-weight-asian="normal" style:font-weight-complex="normal"/>
    </style:style>
    <style:style style:name="T9" style:family="text">
      <style:text-properties fo:font-weight="normal" officeooo:rsid="001105b7" style:font-weight-asian="normal" style:font-weight-complex="normal"/>
    </style:style>
    <style:style style:name="T10" style:family="text">
      <style:text-properties fo:font-weight="normal" officeooo:rsid="001729e5" style:font-weight-asian="normal" style:font-weight-complex="normal"/>
    </style:style>
    <style:style style:name="T11" style:family="text">
      <style:text-properties fo:font-weight="normal" officeooo:rsid="0019b012" style:font-weight-asian="normal" style:font-weight-complex="normal"/>
    </style:style>
    <style:style style:name="T12" style:family="text">
      <style:text-properties officeooo:rsid="000e1a8e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1b3a5c"/>
    </style:style>
    <style:style style:name="T16" style:family="text">
      <style:text-properties style:font-name="monospace" fo:font-size="9.75pt"/>
    </style:style>
    <style:style style:name="T17" style:family="text">
      <style:text-properties style:font-name="monospace" fo:font-size="9.75pt" officeooo:rsid="00219472"/>
    </style:style>
    <style:style style:name="T18" style:family="text">
      <style:text-properties style:font-name="monospace" fo:font-size="10.5pt"/>
    </style:style>
    <style:style style:name="T19" style:family="text">
      <style:text-properties style:font-name="sans-serif"/>
    </style:style>
    <style:style style:name="T20" style:family="text">
      <style:text-properties style:font-name="sans-serif" fo:font-size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odules :</text:p>
      <text:p text:style-name="P23"/>
      <text:p text:style-name="P1">Jusqu’à présent → Programme monolithique</text:p>
      <text:p text:style-name="P1">Comment définir et concevoir des éléments de programme (constantes,types,ss-programmes) pour qu’ils puissent être réutilisé ailleur ?</text:p>
      <text:p text:style-name="P1">Comment utiliser ces éléments ?</text:p>
      <text:p text:style-name="P1"/>
      <text:p text:style-name="P1">Mauvaise solution : Copier/Coller</text:p>
      <text:p text:style-name="P1">Bonne solution : Spécifier les éléments réutilisables</text:p>
      <text:p text:style-name="P1">Séparer spécifiaction/implémentation <text:span text:style-name="T1">(conception modulaire)</text:span></text:p>
      <text:p text:style-name="P1"/>
      <text:p text:style-name="P1">Ex : Text_IO</text:p>
      <text:p text:style-name="P1"/>
      <text:p text:style-name="P2">Notion de module (paqueta<text:span text:style-name="T2">g</text:span>e,unité,…)</text:p>
      <text:p text:style-name="P2"/>
      <text:p text:style-name="P3">Elements jusxtaposables, combinables à d’autres de même nature</text:p>
      <text:p text:style-name="P3">Partie de programme constituant une unité à la fois <text:span text:style-name="T4">structurelle</text:span> et <text:span text:style-name="T3">fonctionnelle</text:span></text:p>
      <text:p text:style-name="P1"/>
      <text:p text:style-name="P1"/>
      <text:p text:style-name="P4">Abstraction</text:p>
      <text:p text:style-name="P7">Un module regroupe deux types d’abstractions :</text:p>
      <text:p text:style-name="P7"/>
      <text:p text:style-name="P7">- Données (type,fonction,etc)</text:p>
      <text:p text:style-name="P7">- Controle</text:p>
      <text:p text:style-name="P7"/>
      <text:p text:style-name="P7">Kes unités d’un module porte sur un même sujet</text:p>
      <text:p text:style-name="P7"/>
      <text:p text:style-name="P7">Interface (specs) / Implémentation (corps)</text:p>
      <text:p text:style-name="P5">Intérêt → Evolutivité</text:p>
      <text:p text:style-name="P6">On peut changer le corps du module sans impact pour ses clients <text:span text:style-name="T12">(si on respecte toujours l’interface)</text:span></text:p>
      <text:p text:style-name="P6"/>
      <text:p text:style-name="P6"/>
      <text:p text:style-name="P8">En ada, <text:span text:style-name="T13">with</text:span> donne <text:span text:style-name="T4">accès</text:span> au module (Module.fonction), <text:span text:style-name="T13">use</text:span> donne accès au contenu du module (Fonction)</text:p>
      <text:p text:style-name="P8"/>
      <text:p text:style-name="P9">On peut cacher des données (variables,constantes,fonctions) dans le module avec un <text:s/>changement de visibilité</text:p>
      <text:p text:style-name="P9"/>
      <text:p text:style-name="P10">Encapsulation → Consiste à regrouper des données avec les sous-programmes qui permettent de les manipuler (Cacher l’implémentation == private)</text:p>
      <text:p text:style-name="P11">Ex : Date avec les opérations usuelles (Date avec Jour,Mois,Année, mais l’utilisateur ne verra que la date si on ne met pas de getter/setter)</text:p>
      <text:p text:style-name="P11"/>
      <text:p text:style-name="P18"><text:span text:style-name="T9">Permet de conserver </text:span><text:span text:style-name="T7">les </text:span><text:span text:style-name="T8">fonctionnement</text:span><text:span text:style-name="T7"> des programmes et modifier les sources du module</text:span></text:p>
      <text:p text:style-name="P19"><text:span text:style-name="T7">S</text:span><text:span text:style-name="T6">eul les éléments de l’interface sont utilisables, nécessite d’avoir des accès modification et récupérations et constructions (getters/setters/constructeurs/</text:span><text:span text:style-name="T10">testeurs/desctructeurs [parfois]</text:span><text:span text:style-name="T6">)</text:span></text:p>
      <text:p text:style-name="P20"><text:span text:style-name="T6">Préter attention à la complétude du module.</text:span></text:p>
      <text:p text:style-name="P21"><text:span text:style-name="T6">Si pas de setter, on risque la modification de l’invariant (D.Jour = 50)</text:span></text:p>
      <text:p text:style-name="P21"><text:span text:style-name="T6">Type </text:span><text:span text:style-name="T4">private</text:span><text:span text:style-name="T6"> → Restreind à l’affectation, égalité et différent, ainsi que les sous-programmes du module</text:span></text:p>
      <text:p text:style-name="P21"><text:soft-page-break/><text:span text:style-name="T6">Type l</text:span><text:span text:style-name="T14">imited private</text:span><text:span text:style-name="T6"> → Interdit égalité </text:span><text:span text:style-name="T11">et affectation</text:span></text:p>
      <text:p text:style-name="P21"><text:span text:style-name="T11"/></text:p>
      <text:p text:style-name="P12">Classification des modules</text:p>
      <text:p text:style-name="P12"/>
      <text:p text:style-name="P12">Module type → Déclaration d’un type <text:span text:style-name="T15">visible et des sous-programme associés</text:span></text:p>
      <text:p text:style-name="P12"/>
      <text:p text:style-name="P22">Type T is ….</text:p>
      <text:p text:style-name="P12"/>
      <text:p text:style-name="P12">Module object → <text:span text:style-name="T15">Déclaration d’un objet unique/attribut (caché) et ses sous-programmes</text:span></text:p>
      <text:p text:style-name="P13"/>
      <text:p text:style-name="P14">x:= type</text:p>
      <text:p text:style-name="P14"/>
      <text:p text:style-name="P14">[spec]</text:p>
      <text:p text:style-name="P13"/>
      <text:p text:style-name="P14">Exemple : Horloge PC</text:p>
      <text:p text:style-name="P15">Equivalent à un static en Java</text:p>
      <text:p text:style-name="P13"/>
      <text:p text:style-name="P13">Module utilitaire →</text:p>
      <text:p text:style-name="P21"><text:span text:style-name="T6"/></text:p>
      <text:p text:style-name="P16">Exemple : Affichage ou opérations mathématiques</text:p>
      <text:p text:style-name="P14"/>
      <text:p text:style-name="P14"/>
      <text:p text:style-name="P17">Possibilité d’opérations d’hiérarchie, extension, inclusion, visibilités, ...</text:p>
      <text:p text:style-name="P32">Généricité :</text:p>
      <text:p text:style-name="P24"/>
      <text:p text:style-name="P26">Définition d’abstractions de plus haut niveau (Ex: Permutation de variables peu importe leurs types, trier un tableau en fournissant un type et une relation d’ordre quelconque, etc)</text:p>
      <text:p text:style-name="P26"/>
      <text:p text:style-name="P26">Exemple : Permuter_date et Permuter_entier, même algo</text:p>
      <text:p text:style-name="P26"/>
      <text:p text:style-name="P25">generic</text:p>
      <text:p text:style-name="P25"><text:tab/>type Un_Type is private;</text:p>
      <text:p text:style-name="P25"/>
      <text:p text:style-name="P25"/>
      <text:p text:style-name="P25"/>
      <text:p text:style-name="P25">procedure Permuter (X,Y:in out Un_Type)</text:p>
      <text:p text:style-name="P25"><text:tab/>Swap : Un_Type;</text:p>
      <text:p text:style-name="P25">begin</text:p>
      <text:p text:style-name="P25"><text:tab/>Memoir</text:p>
      <text:p text:style-name="P25"><text:tab/>A</text:p>
      <text:p text:style-name="P25"><text:tab/>B</text:p>
      <text:p text:style-name="P25">end P;</text:p>
      <text:p text:style-name="P25"/>
      <text:p text:style-name="P31"><text:span text:style-name="T5">procedure Permuter_Entier is </text:span><text:span text:style-name="T16">new Permuter_Generique(Un_Type =&gt; Integer);</text:span></text:p>
      <text:p text:style-name="P25">Ainsi</text:p>
      <text:p text:style-name="P25">A,B : Interger;</text:p>
      <text:p text:style-name="P25">begin</text:p>
      <text:p text:style-name="P25"><text:tab/>Permuter_Entier</text:p>
      <text:p text:style-name="P25"/>
      <text:p text:style-name="P25"/>
      <text:p text:style-name="P25"><text:span text:style-name="T19">Interface :</text:span><text:span text:style-name="T18">permuter_generique.ads</text:span></text:p>
      <text:p text:style-name="P25"><text:span text:style-name="T20">1</text:span><text:span text:style-name="T16">-- Permuter deux ́el ́ements X et Y d'un type quelconque (Un_Type)</text:span></text:p>
      <text:p text:style-name="P25"><text:span text:style-name="T20">2<text:tab/></text:span><text:span text:style-name="T16">generic</text:span></text:p>
      <text:p text:style-name="P25"><text:span text:style-name="T20">3</text:span><text:span text:style-name="T16">type Un_Type is private;</text:span><text:span text:style-name="T20">4</text:span><text:span text:style-name="T16">procedure Permuter_Generique (X, Y : in out Un_Type);</text:span></text:p>
      <text:p text:style-name="P25"><text:span text:style-name="T16"/></text:p>
      <text:p text:style-name="P25"><text:span text:style-name="T19">Corps :</text:span><text:span text:style-name="T18">permuter_generique.adb</text:span></text:p>
      <text:p text:style-name="P25"><text:span text:style-name="T20">1</text:span><text:span text:style-name="T16">procedure Permuter_Generique (X, Y : in out Un_Type) is</text:span></text:p>
      <text:p text:style-name="P25"><text:span text:style-name="T20">2<text:tab/></text:span><text:span text:style-name="T16">Memoire: Un_Type;</text:span></text:p>
      <text:p text:style-name="P25"><text:span text:style-name="T20">3</text:span><text:span text:style-name="T16">begin</text:span></text:p>
      <text:p text:style-name="P25"><text:span text:style-name="T20">4<text:tab/></text:span><text:span text:style-name="T16">Memoire := X;</text:span></text:p>
      <text:p text:style-name="P25"><text:span text:style-name="T20">5<text:tab/></text:span><text:span text:style-name="T16">X := Y;</text:span></text:p>
      <text:p text:style-name="P25"><text:span text:style-name="T20">6<text:tab/></text:span><text:span text:style-name="T16">Y := Memoire;</text:span></text:p>
      <text:p text:style-name="P25"><text:span text:style-name="T20">7</text:span><text:span text:style-name="T16">end Permuter_Generique;</text:span></text:p>
      <text:p text:style-name="P25"><text:span text:style-name="T16"/></text:p>
      <text:p text:style-name="P25"><text:span text:style-name="T16"/></text:p>
      <text:p text:style-name="P27"><text:span text:style-name="T16">Surcharge </text:span><text:span text:style-name="T17">en fournissant les types de manières explicite</text:span></text:p>
      <text:p text:style-name="P27"><text:span text:style-name="T17"/></text:p>
      <text:p text:style-name="P28"><text:span text:style-name="T17">O</text:span><text:span text:style-name="T16">n peut donner la généricité à l’exécution (page 252) ou à la compilation (page 257)</text:span></text:p>
      <text:p text:style-name="P28"><text:span text:style-name="T16"/></text:p>
      <text:p text:style-name="P29"><text:span text:style-name="T16">Transparent H13, instanciation d’un seul paramètre de généricité (Capacité générique mais élément de type Character)</text:span></text:p>
      <text:p text:style-name="P29"><text:span text:style-name="T16"/></text:p>
      <text:p text:style-name="P30"><text:span text:style-name="T16"/></text:p>
      <text:p text:style-name="P33"><text:span text:style-name="T16">On peut rendre générique :</text:span></text:p>
      <text:p text:style-name="P30"><text:span text:style-name="T16"/></text:p>
      <text:p text:style-name="P30"><text:span text:style-name="T16">- Un type</text:span></text:p>
      <text:p text:style-name="P30"><text:span text:style-name="T16">- Une constante</text:span></text:p>
      <text:p text:style-name="P30"><text:span text:style-name="T16">- Un sous-programme</text:span></text:p>
      <text:p text:style-name="P30"><text:span text:style-name="T16">- Un paquetage</text:span></text:p>
      <text:p text:style-name="P30"><text:span text:style-name="T16"/></text:p>
      <text:p text:style-name="P30"><text:span text:style-name="T16"/></text:p>
      <text:p text:style-name="P30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0:19:29.178562701</meta:creation-date>
    <dc:date>2021-11-22T11:27:51.210325455</dc:date>
    <meta:editing-duration>PT1H6M11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4" meta:paragraph-count="77" meta:word-count="503" meta:character-count="3468" meta:non-whitespace-character-count="3037"/>
  </office:meta>
</office:document-meta>
</file>